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10-25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8-18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6-30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6-03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4-29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3-11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3-11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5-01-26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4-10-23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4-08-05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4-06-28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4-05-06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4-05-05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4-02-14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3-10-27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3-08-01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3-04-25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3-01-29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2-11-15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2-07-26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2-05-01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2-02-1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1-10-25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1-08-09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1-04-23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1-02-16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1-01-05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0-12-17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0-11-04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0-07-28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20-01-29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19-10-25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19-10-03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19-08-14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19-07-26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19-05-08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19-01-29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18-10-25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18-09-19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18-09-19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18-07-25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18-06-06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18-05-10 2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18-02-06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17-11-01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17-08-22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17-08-01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17-05-10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17-02-06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16-11-02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16-08-18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16-08-09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16-05-10 1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16-02-03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15-11-17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15-09-15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15-08-06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15-04-28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15-02-09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14-10-3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14-08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14-04-29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14-02-18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13-10-30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13-08-06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13-06-17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13-05-07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13-02-12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12-11-08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12-09-20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12-08-16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12-05-03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12-02-01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11-11-07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11-08-02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11-05-10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11-02-1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10-11-0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10-09-23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10-08-11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10-05-04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10-02-23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9-11-05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9-08-0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9-04-28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9-02-03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8-11-07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8-07-30 0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8-05-07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8-02-0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7-1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7-10-1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7-09-17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7-08-2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7-05-0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7-02-08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6-11-3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6-11-08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6-10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6-10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6-09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6-09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6-09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6-09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6-09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6-09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6-09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6-09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6-09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6-09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6-09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6-09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6-09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6-09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6-09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6-09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6-09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6-09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6-09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6-09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6-09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6-09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6-09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6-09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6-09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6-09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6-09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6-09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6-09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6-09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6-08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6-08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6-08-29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6-08-04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6-06-30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6-06-08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6-05-31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6-05-19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6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6-02-09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8-10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6-22 0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5-23 11:5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5-22 11:5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5-21 11:5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5-20 11:5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5-20 0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3-30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3-29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3-28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3-27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3-26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3-25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3-24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3-23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3-22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3-21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3-20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3-19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3-18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3-17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3-16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3-15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3-14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3-13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3-12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3-11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3-10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3-09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3-08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3-07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3-06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3-05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3-04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3-03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3-02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3-01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2-28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2-27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2-26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2-25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2-24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2-23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2-22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2-21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2-20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2-19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2-18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2-17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2-16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2-15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2-14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2-13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2-12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2-11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2-10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2-09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2-08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2-08 11:5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2-07 11:5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2-06 11:5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2-05 11:5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2-04 11:5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2-03 11:5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2-02 11:5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2-01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2-01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1-31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1-30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1-29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1-28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1-27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1-26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1-25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1-24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1-23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1-22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1-21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1-20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1-19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1-18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1-17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1-16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1-15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1-14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1-13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1-12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1-11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1-10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1-09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1-08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1-07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1-06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1-05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1-04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1-03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1-02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5-01-01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12-31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12-30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12-29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12-21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10-26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10-26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10-25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10-24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10-23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10-22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10-21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10-20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10-19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10-18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10-17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10-16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10-15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10-14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10-13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10-12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10-11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10-10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10-09 11:4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10-08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9-02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7-27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5-04 2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4-07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3-02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4-01-30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3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3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3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3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2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2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1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1-05-14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1-02-07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0-09-27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0-06-15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2000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99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99-06-03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99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98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96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96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95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94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9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93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93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93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93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9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92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8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8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7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7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7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7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7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6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6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6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6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6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6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6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6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5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5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5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5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5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4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4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4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3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3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3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3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3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3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3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3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1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0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0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0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0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0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0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0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0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0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0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0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0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0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0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0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0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0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0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0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0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0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0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0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0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0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0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0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0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0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0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0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0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0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0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0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0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0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0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0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0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0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0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0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0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0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0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0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0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24B3</text:p>
          </table:table-cell>
          <table:table-cell office:value-type="string" calcext:value-type="string">
            <text:p>North Pitt High School</text:p>
          </table:table-cell>
          <table:table-cell office:value-type="string" calcext:value-type="string">
            <text:p>1980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2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24" meta:object-count="0"/>
    <meta:user-defined meta:name="AppVersion">3.0</meta:user-defined>
  </office:meta>
</office:document-meta>
</file>